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8600000B8C6325960D3335BAA3.png" manifest:media-type="image/png"/>
  <manifest:file-entry manifest:full-path="Pictures/1000000000000E7000000E70EA86A89811CE312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aakarmedium1" svg:font-family="aakarmedium"/>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aakarmedium" svg:font-family="aakar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4" style:family="graphic" style:parent-style-name="standard">
      <style:graphic-properties draw:stroke="none" draw:fill="solid" draw:fill-color="#000000"/>
    </style:style>
    <style:style style:name="gr5" style:family="graphic" style:parent-style-name="standard">
      <style:graphic-properties draw:stroke="none" draw:fill="none" draw:textarea-horizontal-align="left" draw:textarea-vertical-align="top" draw:auto-grow-height="true" draw:auto-grow-width="true" fo:min-height="0.412cm" fo:min-width="0.561cm" fo:padding-top="0cm" fo:padding-bottom="0cm" fo:padding-left="0cm" fo:padding-right="0cm"/>
    </style:style>
    <style:style style:name="gr6" style:family="graphic" style:parent-style-name="standard">
      <style:graphic-properties draw:stroke="solid" svg:stroke-width="0.052cm" svg:stroke-color="#440154" draw:stroke-linejoin="round" svg:stroke-linecap="butt" draw:fill="none" fo:padding-top="0.026cm" fo:padding-bottom="0.026cm" fo:padding-left="0.026cm" fo:padding-right="0.026cm"/>
    </style:style>
    <style:style style:name="gr7" style:family="graphic" style:parent-style-name="standard">
      <style:graphic-properties draw:stroke="solid" svg:stroke-width="0.052cm" svg:stroke-color="#3b528b" draw:stroke-linejoin="round" svg:stroke-linecap="butt" draw:fill="none" fo:padding-top="0.026cm" fo:padding-bottom="0.026cm" fo:padding-left="0.026cm" fo:padding-right="0.026cm"/>
    </style:style>
    <style:style style:name="gr8" style:family="graphic" style:parent-style-name="standard">
      <style:graphic-properties draw:stroke="solid" svg:stroke-width="0.052cm" svg:stroke-color="#21918c" draw:stroke-linejoin="round" svg:stroke-linecap="butt" draw:fill="none" fo:padding-top="0.026cm" fo:padding-bottom="0.026cm" fo:padding-left="0.026cm" fo:padding-right="0.026cm"/>
    </style:style>
    <style:style style:name="gr9" style:family="graphic" style:parent-style-name="standard">
      <style:graphic-properties draw:stroke="solid" svg:stroke-width="0.052cm" svg:stroke-color="#5ec962" draw:stroke-linejoin="round" svg:stroke-linecap="butt" draw:fill="none" fo:padding-top="0.026cm" fo:padding-bottom="0.026cm" fo:padding-left="0.026cm" fo:padding-right="0.026cm"/>
    </style:style>
    <style:style style:name="gr10" style:family="graphic" style:parent-style-name="standard">
      <style:graphic-properties draw:stroke="solid" svg:stroke-width="0.052cm" svg:stroke-color="#fde725" draw:stroke-linejoin="round" svg:stroke-linecap="butt" draw:fill="none" fo:padding-top="0.026cm" fo:padding-bottom="0.026cm" fo:padding-left="0.026cm" fo:padding-right="0.026cm"/>
    </style:style>
    <style:style style:name="gr11"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2" style:family="graphic" style:parent-style-name="standard">
      <style:graphic-properties draw:stroke="solid" svg:stroke-width="0cm" svg:stroke-color="#ffffff" draw:stroke-linejoin="miter" svg:stroke-linecap="butt" draw:fill="solid" draw:fill-color="#ffffff"/>
    </style:style>
    <style:style style:name="gr13" style:family="graphic" style:parent-style-name="standard">
      <style:graphic-properties draw:stroke="none" draw:fill="none" draw:textarea-horizontal-align="left" draw:textarea-vertical-align="top" draw:auto-grow-height="true" draw:auto-grow-width="true" fo:min-height="0.412cm" fo:min-width="0.352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289cm" fo:min-width="0.246cm" fo:padding-top="0cm" fo:padding-bottom="0cm" fo:padding-left="0cm" fo:padding-right="0cm"/>
    </style:style>
    <style:style style:name="gr15" style:family="graphic" style:parent-style-name="standard">
      <style:graphic-properties draw:stroke="solid" svg:stroke-width="0.052cm" svg:stroke-color="#0000ff" svg:stroke-opacity="73%" draw:stroke-linejoin="miter" svg:stroke-linecap="butt" draw:fill="none" fo:padding-top="0.026cm" fo:padding-bottom="0.026cm" fo:padding-left="0.026cm" fo:padding-right="0.026cm"/>
    </style:style>
    <style:style style:name="gr16" style:family="graphic" style:parent-style-name="standard">
      <style:graphic-properties draw:stroke="none" draw:fill="solid" draw:fill-color="#0000ff" draw:opacity="73%"/>
    </style:style>
    <style:style style:name="gr17" style:family="graphic" style:parent-style-name="standard">
      <style:graphic-properties draw:stroke="solid" svg:stroke-width="0.019cm" svg:stroke-color="#0000ff" svg:stroke-opacity="73%" draw:stroke-linejoin="round" svg:stroke-linecap="butt" draw:fill="none" fo:padding-top="0.009cm" fo:padding-bottom="0.009cm" fo:padding-left="0.009cm" fo:padding-right="0.009cm"/>
    </style:style>
    <style:style style:name="gr18" style:family="graphic" style:parent-style-name="standard">
      <style:graphic-properties draw:stroke="solid" svg:stroke-width="0.059cm" svg:stroke-color="#0000ff" svg:stroke-opacity="73%" draw:stroke-linejoin="miter" svg:stroke-linecap="butt" draw:fill="none" fo:padding-top="0.029cm" fo:padding-bottom="0.029cm" fo:padding-left="0.029cm" fo:padding-right="0.029cm"/>
    </style:style>
    <style:style style:name="gr19" style:family="graphic" style:parent-style-name="standard">
      <style:graphic-properties draw:stroke="solid" svg:stroke-width="0.022cm" svg:stroke-color="#0000ff" svg:stroke-opacity="73%" draw:stroke-linejoin="round" svg:stroke-linecap="butt" draw:fill="none" fo:padding-top="0.011cm" fo:padding-bottom="0.011cm" fo:padding-left="0.011cm" fo:padding-right="0.011cm"/>
    </style:style>
    <style:style style:name="gr20" style:family="graphic" style:parent-style-name="standard">
      <style:graphic-properties draw:stroke="solid" svg:stroke-width="0.058cm" svg:stroke-color="#0000ff" svg:stroke-opacity="73%" draw:stroke-linejoin="miter" svg:stroke-linecap="butt" draw:fill="none" fo:padding-top="0.029cm" fo:padding-bottom="0.029cm" fo:padding-left="0.029cm" fo:padding-right="0.029cm"/>
    </style:style>
    <style:style style:name="gr21" style:family="graphic" style:parent-style-name="standard">
      <style:graphic-properties draw:stroke="solid" svg:stroke-width="0.021cm" svg:stroke-color="#0000ff" svg:stroke-opacity="73%" draw:stroke-linejoin="round" svg:stroke-linecap="butt" draw:fill="none" fo:padding-top="0.01cm" fo:padding-bottom="0.01cm" fo:padding-left="0.01cm" fo:padding-right="0.01cm"/>
    </style:style>
    <style:style style:name="gr22" style:family="graphic" style:parent-style-name="standard">
      <style:graphic-properties draw:stroke="solid" svg:stroke-width="0.046cm" svg:stroke-color="#0000ff" svg:stroke-opacity="73%" draw:stroke-linejoin="miter" svg:stroke-linecap="butt" draw:fill="none" fo:padding-top="0.023cm" fo:padding-bottom="0.023cm" fo:padding-left="0.023cm" fo:padding-right="0.023cm"/>
    </style:style>
    <style:style style:name="gr23" style:family="graphic" style:parent-style-name="standard">
      <style:graphic-properties draw:stroke="solid" svg:stroke-width="0.017cm" svg:stroke-color="#0000ff" svg:stroke-opacity="73%" draw:stroke-linejoin="round" svg:stroke-linecap="butt" draw:fill="none" fo:padding-top="0.008cm" fo:padding-bottom="0.008cm" fo:padding-left="0.008cm" fo:padding-right="0.008cm"/>
    </style:style>
    <style:style style:name="gr24" style:family="graphic" style:parent-style-name="standard">
      <style:graphic-properties draw:stroke="solid" svg:stroke-width="0.04cm" svg:stroke-color="#0000ff" svg:stroke-opacity="73%" draw:stroke-linejoin="miter" svg:stroke-linecap="butt" draw:fill="none" fo:padding-top="0.02cm" fo:padding-bottom="0.02cm" fo:padding-left="0.02cm" fo:padding-right="0.02cm"/>
    </style:style>
    <style:style style:name="gr25" style:family="graphic" style:parent-style-name="standard">
      <style:graphic-properties draw:stroke="solid" svg:stroke-width="0.015cm" svg:stroke-color="#0000ff" svg:stroke-opacity="73%" draw:stroke-linejoin="round" svg:stroke-linecap="butt" draw:fill="none" fo:padding-top="0.007cm" fo:padding-bottom="0.007cm" fo:padding-left="0.007cm" fo:padding-right="0.007cm"/>
    </style:style>
    <style:style style:name="gr26" style:family="graphic" style:parent-style-name="standard">
      <style:graphic-properties draw:stroke="solid" svg:stroke-width="0.067cm" svg:stroke-color="#0000ff" svg:stroke-opacity="73%" draw:stroke-linejoin="miter" svg:stroke-linecap="butt" draw:fill="none" fo:padding-top="0.033cm" fo:padding-bottom="0.033cm" fo:padding-left="0.033cm" fo:padding-right="0.033cm"/>
    </style:style>
    <style:style style:name="gr27" style:family="graphic" style:parent-style-name="standard">
      <style:graphic-properties draw:stroke="solid" svg:stroke-width="0.025cm" svg:stroke-color="#0000ff" svg:stroke-opacity="73%" draw:stroke-linejoin="round" svg:stroke-linecap="butt" draw:fill="none" fo:padding-top="0.012cm" fo:padding-bottom="0.012cm" fo:padding-left="0.012cm" fo:padding-right="0.012cm"/>
    </style:style>
    <style:style style:name="gr28" style:family="graphic" style:parent-style-name="standard">
      <style:graphic-properties draw:stroke="solid" svg:stroke-width="0.055cm" svg:stroke-color="#0000ff" svg:stroke-opacity="73%" draw:stroke-linejoin="miter" svg:stroke-linecap="butt" draw:fill="none" fo:padding-top="0.027cm" fo:padding-bottom="0.027cm" fo:padding-left="0.027cm" fo:padding-right="0.027cm"/>
    </style:style>
    <style:style style:name="gr29" style:family="graphic" style:parent-style-name="standard">
      <style:graphic-properties draw:stroke="solid" svg:stroke-width="0.02cm" svg:stroke-color="#0000ff" svg:stroke-opacity="73%" draw:stroke-linejoin="round" svg:stroke-linecap="butt" draw:fill="none" fo:padding-top="0.01cm" fo:padding-bottom="0.01cm" fo:padding-left="0.01cm" fo:padding-right="0.01cm"/>
    </style:style>
    <style:style style:name="gr30" style:family="graphic" style:parent-style-name="standard">
      <style:graphic-properties draw:stroke="solid" svg:stroke-width="0.048cm" svg:stroke-color="#0000ff" svg:stroke-opacity="73%" draw:stroke-linejoin="miter" svg:stroke-linecap="butt" draw:fill="none" fo:padding-top="0.024cm" fo:padding-bottom="0.024cm" fo:padding-left="0.024cm" fo:padding-right="0.024cm"/>
    </style:style>
    <style:style style:name="gr31" style:family="graphic" style:parent-style-name="standard">
      <style:graphic-properties draw:stroke="solid" svg:stroke-width="0.018cm" svg:stroke-color="#0000ff" svg:stroke-opacity="73%" draw:stroke-linejoin="round" svg:stroke-linecap="butt" draw:fill="none" fo:padding-top="0.009cm" fo:padding-bottom="0.009cm" fo:padding-left="0.009cm" fo:padding-right="0.009cm"/>
    </style:style>
    <style:style style:name="gr32" style:family="graphic" style:parent-style-name="standard">
      <style:graphic-properties draw:stroke="solid" svg:stroke-width="0.053cm" svg:stroke-color="#0000ff" svg:stroke-opacity="73%" draw:stroke-linejoin="miter" svg:stroke-linecap="butt" draw:fill="none" fo:padding-top="0.026cm" fo:padding-bottom="0.026cm" fo:padding-left="0.026cm" fo:padding-right="0.026cm"/>
    </style:style>
    <style:style style:name="gr33" style:family="graphic" style:parent-style-name="standard">
      <style:graphic-properties draw:stroke="solid" svg:stroke-width="0.05cm" svg:stroke-color="#0000ff" svg:stroke-opacity="73%" draw:stroke-linejoin="miter" svg:stroke-linecap="butt" draw:fill="none" fo:padding-top="0.025cm" fo:padding-bottom="0.025cm" fo:padding-left="0.025cm" fo:padding-right="0.025cm"/>
    </style:style>
    <style:style style:name="gr34" style:family="graphic" style:parent-style-name="standard">
      <style:graphic-properties draw:stroke="none" draw:fill="none" draw:textarea-horizontal-align="left" draw:textarea-vertical-align="top" draw:auto-grow-height="true" draw:auto-grow-width="true" fo:min-height="0.289cm" fo:min-width="0.315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none"/>
      <style:text-properties fo:font-size="7pt" style:font-size-asian="7pt" style:font-size-complex="7pt"/>
    </style:style>
    <style:style style:name="P7" style:family="paragraph">
      <loext:graphic-properties draw:fill="solid" draw:fill-color="#0000ff" draw:opacity="73%"/>
    </style:style>
    <style:style style:name="T1" style:family="text">
      <style:text-properties fo:color="#000000" style:font-name="DejaVuSans1" fo:font-size="10pt" style:font-size-asian="10pt" style:font-name-complex="DejaVuSans1" style:font-size-complex="10pt"/>
    </style:style>
    <style:style style:name="T2" style:family="text">
      <style:text-properties fo:color="#000000" style:font-name="aakarmedium1" fo:font-size="10pt" style:font-size-asian="10pt" style:font-name-complex="aakarmedium1" style:font-size-complex="10pt"/>
    </style:style>
    <style:style style:name="T3" style:family="text">
      <style:text-properties fo:color="#000000" style:font-name="aakarmedium1" fo:font-size="7pt" style:font-size-asian="7pt" style:font-name-complex="aakarmedium1"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6.256cm" svg:height="12.192cm" svg:x="0cm" svg:y="0cm" svg:viewBox="0 0 16257 12193" draw:points="0,0 16257,0 16257,12193 0,12193">
          <text:p/>
        </draw:polygon>
        <draw:polygon draw:style-name="gr1" draw:text-style-name="P1" draw:layer="layout" svg:width="9.388cm" svg:height="9.387cm" svg:x="2.722cm" svg:y="1.463cm" svg:viewBox="0 0 9389 9388" draw:points="0,0 9389,0 9389,9388 0,9388">
          <text:p/>
        </draw:polygon>
        <draw:frame draw:style-name="gr2" draw:text-style-name="P2" draw:layer="layout" svg:width="9.387cm" svg:height="9.387cm" svg:x="2.723cm" svg:y="1.463cm">
          <draw:image xlink:href="Pictures/1000000000000E7000000E70EA86A89811CE3127.png" xlink:type="simple" xlink:show="embed" xlink:actuate="onLoad">
            <text:p/>
          </draw:image>
        </draw:frame>
        <draw:line draw:style-name="gr3" draw:text-style-name="P2" draw:layer="layout" svg:x1="2.722cm" svg:y1="10.85cm" svg:x2="2.722cm" svg:y2="10.974cm">
          <text:p/>
        </draw:line>
        <draw:polygon draw:style-name="gr4" draw:text-style-name="P3" draw:layer="layout" svg:width="0.221cm" svg:height="0.029cm" svg:x="2.5cm" svg:y="11.24cm" svg:viewBox="0 0 222 30" draw:points="0,0 222,0 222,30 0,30">
          <text:p/>
        </draw:polygon>
        <draw:line draw:style-name="gr3" draw:text-style-name="P2" draw:layer="layout" svg:x1="5.069cm" svg:y1="10.85cm" svg:x2="5.069cm" svg:y2="10.974cm">
          <text:p/>
        </draw:line>
        <draw:frame draw:style-name="gr5" draw:text-style-name="P5" draw:layer="layout" svg:width="0.561cm" svg:height="0.412cm" svg:x="2.759cm" svg:y="11.038cm">
          <draw:text-box>
            <text:p text:style-name="P4"><text:span text:style-name="T1">1.0</text:span></text:p>
          </draw:text-box>
        </draw:frame>
        <draw:line draw:style-name="gr3" draw:text-style-name="P2" draw:layer="layout" svg:x1="7.416cm" svg:y1="10.85cm" svg:x2="7.416cm" svg:y2="10.974cm">
          <text:p/>
        </draw:line>
        <draw:frame draw:style-name="gr5" draw:text-style-name="P5" draw:layer="layout" svg:width="0.561cm" svg:height="0.412cm" svg:x="4.958cm" svg:y="11.038cm">
          <draw:text-box>
            <text:p text:style-name="P4"><text:span text:style-name="T1">0.0</text:span></text:p>
          </draw:text-box>
        </draw:frame>
        <draw:line draw:style-name="gr3" draw:text-style-name="P2" draw:layer="layout" svg:x1="9.763cm" svg:y1="10.85cm" svg:x2="9.763cm" svg:y2="10.974cm">
          <text:p/>
        </draw:line>
        <draw:frame draw:style-name="gr5" draw:text-style-name="P5" draw:layer="layout" svg:width="0.561cm" svg:height="0.412cm" svg:x="7.305cm" svg:y="11.038cm">
          <draw:text-box>
            <text:p text:style-name="P4"><text:span text:style-name="T1">1.0</text:span></text:p>
          </draw:text-box>
        </draw:frame>
        <draw:line draw:style-name="gr3" draw:text-style-name="P2" draw:layer="layout" svg:x1="12.11cm" svg:y1="10.85cm" svg:x2="12.11cm" svg:y2="10.974cm">
          <text:p/>
        </draw:line>
        <draw:frame draw:style-name="gr5" draw:text-style-name="P5" draw:layer="layout" svg:width="0.561cm" svg:height="0.412cm" svg:x="9.652cm" svg:y="11.038cm">
          <draw:text-box>
            <text:p text:style-name="P4"><text:span text:style-name="T1">2.0</text:span></text:p>
          </draw:text-box>
        </draw:frame>
        <draw:line draw:style-name="gr3" draw:text-style-name="P2" draw:layer="layout" svg:x1="2.722cm" svg:y1="10.85cm" svg:x2="2.599cm" svg:y2="10.85cm">
          <text:p/>
        </draw:line>
        <draw:frame draw:style-name="gr5" draw:text-style-name="P5" draw:layer="layout" svg:width="0.561cm" svg:height="0.412cm" svg:x="11.999cm" svg:y="11.038cm">
          <draw:text-box>
            <text:p text:style-name="P4"><text:span text:style-name="T1">3.0</text:span></text:p>
          </draw:text-box>
        </draw:frame>
        <draw:polygon draw:style-name="gr4" draw:text-style-name="P3" draw:layer="layout" svg:width="0.221cm" svg:height="0.029cm" svg:x="1.656cm" svg:y="10.859cm" svg:viewBox="0 0 222 30" draw:points="0,0 222,0 222,30 0,30">
          <text:p/>
        </draw:polygon>
        <draw:line draw:style-name="gr3" draw:text-style-name="P2" draw:layer="layout" svg:x1="2.722cm" svg:y1="9.677cm" svg:x2="2.599cm" svg:y2="9.677cm">
          <text:p/>
        </draw:line>
        <draw:frame draw:style-name="gr5" draw:text-style-name="P5" draw:layer="layout" svg:width="0.561cm" svg:height="0.412cm" svg:x="1.915cm" svg:y="10.657cm">
          <draw:text-box>
            <text:p text:style-name="P4"><text:span text:style-name="T1">1.0</text:span></text:p>
          </draw:text-box>
        </draw:frame>
        <draw:polygon draw:style-name="gr4" draw:text-style-name="P3" draw:layer="layout" svg:width="0.221cm" svg:height="0.029cm" svg:x="1.656cm" svg:y="9.686cm" svg:viewBox="0 0 222 30" draw:points="0,0 222,0 222,30 0,30">
          <text:p/>
        </draw:polygon>
        <draw:line draw:style-name="gr3" draw:text-style-name="P2" draw:layer="layout" svg:x1="2.722cm" svg:y1="8.503cm" svg:x2="2.599cm" svg:y2="8.503cm">
          <text:p/>
        </draw:line>
        <draw:frame draw:style-name="gr5" draw:text-style-name="P5" draw:layer="layout" svg:width="0.561cm" svg:height="0.412cm" svg:x="1.915cm" svg:y="9.484cm">
          <draw:text-box>
            <text:p text:style-name="P4"><text:span text:style-name="T1">0.5</text:span></text:p>
          </draw:text-box>
        </draw:frame>
        <draw:line draw:style-name="gr3" draw:text-style-name="P2" draw:layer="layout" svg:x1="2.722cm" svg:y1="7.33cm" svg:x2="2.599cm" svg:y2="7.33cm">
          <text:p/>
        </draw:line>
        <draw:frame draw:style-name="gr5" draw:text-style-name="P5" draw:layer="layout" svg:width="0.561cm" svg:height="0.412cm" svg:x="1.915cm" svg:y="8.31cm">
          <draw:text-box>
            <text:p text:style-name="P4"><text:span text:style-name="T1">0.0</text:span></text:p>
          </draw:text-box>
        </draw:frame>
        <draw:line draw:style-name="gr3" draw:text-style-name="P2" draw:layer="layout" svg:x1="2.722cm" svg:y1="6.156cm" svg:x2="2.599cm" svg:y2="6.156cm">
          <text:p/>
        </draw:line>
        <draw:frame draw:style-name="gr5" draw:text-style-name="P5" draw:layer="layout" svg:width="0.561cm" svg:height="0.412cm" svg:x="1.915cm" svg:y="7.137cm">
          <draw:text-box>
            <text:p text:style-name="P4"><text:span text:style-name="T1">0.5</text:span></text:p>
          </draw:text-box>
        </draw:frame>
        <draw:line draw:style-name="gr3" draw:text-style-name="P2" draw:layer="layout" svg:x1="2.722cm" svg:y1="4.983cm" svg:x2="2.599cm" svg:y2="4.983cm">
          <text:p/>
        </draw:line>
        <draw:frame draw:style-name="gr5" draw:text-style-name="P5" draw:layer="layout" svg:width="0.561cm" svg:height="0.412cm" svg:x="1.915cm" svg:y="5.964cm">
          <draw:text-box>
            <text:p text:style-name="P4"><text:span text:style-name="T1">1.0</text:span></text:p>
          </draw:text-box>
        </draw:frame>
        <draw:line draw:style-name="gr3" draw:text-style-name="P2" draw:layer="layout" svg:x1="2.722cm" svg:y1="3.81cm" svg:x2="2.599cm" svg:y2="3.81cm">
          <text:p/>
        </draw:line>
        <draw:frame draw:style-name="gr5" draw:text-style-name="P5" draw:layer="layout" svg:width="0.561cm" svg:height="0.412cm" svg:x="1.915cm" svg:y="4.79cm">
          <draw:text-box>
            <text:p text:style-name="P4"><text:span text:style-name="T1">1.5</text:span></text:p>
          </draw:text-box>
        </draw:frame>
        <draw:line draw:style-name="gr3" draw:text-style-name="P2" draw:layer="layout" svg:x1="2.722cm" svg:y1="2.636cm" svg:x2="2.599cm" svg:y2="2.636cm">
          <text:p/>
        </draw:line>
        <draw:frame draw:style-name="gr5" draw:text-style-name="P5" draw:layer="layout" svg:width="0.561cm" svg:height="0.412cm" svg:x="1.915cm" svg:y="3.617cm">
          <draw:text-box>
            <text:p text:style-name="P4"><text:span text:style-name="T1">2.0</text:span></text:p>
          </draw:text-box>
        </draw:frame>
        <draw:line draw:style-name="gr3" draw:text-style-name="P2" draw:layer="layout" svg:x1="2.722cm" svg:y1="1.463cm" svg:x2="2.599cm" svg:y2="1.463cm">
          <text:p/>
        </draw:line>
        <draw:frame draw:style-name="gr5" draw:text-style-name="P5" draw:layer="layout" svg:width="0.561cm" svg:height="0.412cm" svg:x="1.915cm" svg:y="2.443cm">
          <draw:text-box>
            <text:p text:style-name="P4"><text:span text:style-name="T1">2.5</text:span></text:p>
          </draw:text-box>
        </draw:frame>
        <draw:polygon draw:style-name="gr6" draw:text-style-name="P2" draw:layer="layout" svg:width="1.138cm" svg:height="1.139cm" svg:x="9.563cm" svg:y="2.871cm" svg:viewBox="0 0 1139 1140" draw:points="506,1129 436,1107 366,1074 295,1029 225,973 167,915 128,868 78,798 42,727 16,657 2,586 0,540 2,493 12,436 24,399 43,352 69,305 106,252 154,199 201,156 252,117 319,76 389,43 459,19 530,5 600,0 671,5 741,19 788,35 835,56 898,94 952,136 999,182 1041,234 1071,281 1105,352 1127,422 1138,493 1139,563 1131,633 1114,704 1087,774 1046,852 999,920 941,985 888,1032 835,1070 772,1103 718,1124 671,1134 624,1140 577,1139">
          <text:p/>
        </draw:polygon>
        <draw:polygon draw:style-name="gr7" draw:text-style-name="P2" draw:layer="layout" svg:width="0.784cm" svg:height="2.359cm" svg:x="9.757cm" svg:y="7.324cm" svg:viewBox="0 0 785 2360" draw:points="383,2357 371,2354 359,2350 324,2330 289,2302 242,2246 195,2169 160,2096 124,2002 88,1885 60,1767 38,1650 18,1509 5,1345 0,1180 5,1016 16,874 34,733 60,593 95,452 125,356 172,239 220,147 265,84 312,37 336,21 371,6 383,2 406,0 445,6 453,8 491,29 519,53 547,84 589,147 617,201 653,288 688,393 720,522 746,663 765,804 779,969 785,1134 783,1298 774,1462 756,1626 730,1791 697,1931 664,2042 625,2143 589,2213 547,2276 519,2307 477,2340 445,2354 430,2358 406,2360">
          <text:p/>
        </draw:polygon>
        <draw:polygon draw:style-name="gr7" draw:text-style-name="P2" draw:layer="layout" svg:width="2.01cm" svg:height="2.01cm" svg:x="9.059cm" svg:y="2.504cm" svg:viewBox="0 0 2011 2011" draw:points="1103,2011 1033,2005 961,1987 892,1960 811,1917 739,1870 657,1809 562,1729 446,1622 329,1501 235,1394 164,1305 102,1213 62,1142 31,1072 10,1001 0,931 0,882 5,837 16,790 42,720 80,649 129,579 188,508 258,436 352,352 452,273 563,196 669,132 762,85 845,50 939,21 1009,7 1080,0 1150,1 1221,10 1291,28 1361,54 1432,88 1506,132 1573,179 1658,249 1731,320 1794,390 1854,469 1901,542 1934,602 1966,673 1989,743 2005,814 2011,884 2009,954 2000,1025 1983,1095 1960,1166 1920,1260 1871,1353 1807,1458 1732,1565 1643,1676 1573,1754 1502,1823 1432,1882 1361,1931 1291,1969 1221,1995 1174,2006 1127,2011">
          <text:p/>
        </draw:polygon>
        <draw:polygon draw:style-name="gr7" draw:text-style-name="P2" draw:layer="layout" svg:width="2.359cm" svg:height="0.783cm" svg:x="3.89cm" svg:y="3.032cm" svg:viewBox="0 0 2360 784" draw:points="992,779 851,767 710,748 569,721 452,691 356,661 239,614 147,565 83,520 37,472 21,449 6,414 2,402 0,379 6,340 8,332 29,294 53,266 84,238 147,196 201,167 287,132 393,97 522,65 663,39 804,20 968,6 1132,0 1297,2 1461,11 1625,28 1790,55 1930,87 2041,120 2143,160 2213,196 2276,238 2307,266 2340,308 2354,339 2358,355 2360,379 2354,414 2350,425 2330,461 2302,497 2246,544 2169,591 2096,625 2001,662 1883,698 1766,726 1649,748 1508,767 1344,780 1179,784 1015,780">
          <text:p/>
        </draw:polygon>
        <draw:polyline draw:style-name="gr8" draw:text-style-name="P2" draw:layer="layout" svg:width="7.44cm" svg:height="7.439cm" svg:x="2.722cm" svg:y="3.411cm" svg:viewBox="0 0 7441 7440" draw:points="7125,7440 7035,7253 6942,7041 6854,6826 6779,6619 6711,6408 6658,6220 6613,6032 6575,5844 6546,5657 6525,5469 6512,5281 6508,5093 6512,4906 6525,4718 6546,4530 6575,4342 6613,4155 6658,3967 6714,3770 6779,3568 6854,3361 6942,3146 7025,2958 7136,2723 7282,2441 7418,2195 7430,2183 7441,2160 7438,2136 7393,2066 7336,1972 7062,1573 6925,1397 6818,1268 6650,1080 6490,916 6338,770 6174,624 5986,470 5822,345 5611,196 5305,2 5282,0 5259,11 5247,23 5235,28 5035,140 4883,221 4695,317 4508,406 4296,500 4081,587 3874,663 3663,731 3475,784 3287,829 3099,866 2912,896 2724,917 2536,929 2348,933 2161,929 1973,917 1785,896 1597,866 1410,829 1222,784 1025,728 822,663 615,587 399,500 212,417 0,317">
          <text:p/>
        </draw:polyline>
        <draw:polyline draw:style-name="gr8" draw:text-style-name="P2" draw:layer="layout" svg:width="1.947cm" svg:height="7.438cm" svg:x="10.163cm" svg:y="3.412cm" svg:viewBox="0 0 1948 7439" draw:points="1948,660 1776,399 1661,233 1549,80 1521,45 1502,17 1479,0 1469,22 1455,33 1448,45 1408,95 1314,218 1197,375 869,823 623,1173 371,1548 193,1830 117,1956 78,2018 46,2074 36,2088 23,2115 3,2135 0,2159 57,2253 96,2323 215,2558 311,2769 398,2983 482,3215 541,3403 601,3614 652,3825 695,4036 729,4247 756,4459 775,4670 786,4881 790,5092 786,5304 775,5520 756,5726 728,5948 695,6148 652,6360 601,6571 539,6790 466,7017 388,7228 311,7416 301,7439">
          <text:p/>
        </draw:polyline>
        <draw:polyline draw:style-name="gr8" draw:text-style-name="P2" draw:layer="layout" svg:width="7.438cm" svg:height="1.947cm" svg:x="2.722cm" svg:y="1.463cm" svg:viewBox="0 0 7439 1948" draw:points="0,1647 120,1596 365,1503 587,1427 814,1361 1034,1306 1245,1262 1456,1225 1672,1197 1879,1176 2090,1163 2301,1158 2513,1160 2724,1170 2935,1187 3146,1212 3358,1245 3569,1285 3780,1334 3968,1385 4195,1455 4414,1533 4625,1617 4742,1668 4989,1784 5259,1932 5282,1948 5305,1945 5329,1924 5376,1897 5658,1726 6197,1373 6596,1095 6948,838 7253,609 7439,469 7418,444 7089,204 6925,93 6781,0">
          <text:p/>
        </draw:polyline>
        <draw:polyline draw:style-name="gr8" draw:text-style-name="P2" draw:layer="layout" svg:width="1.945cm" svg:height="1.945cm" svg:x="10.165cm" svg:y="1.463cm" svg:viewBox="0 0 1946 1946" draw:points="586,0 396,151 21,448 0,469 21,476 35,492 44,497 162,592 457,844 586,962 773,1142 941,1314 1125,1516 1236,1643 1453,1911 1470,1925 1477,1946 1524,1895 1553,1855 1646,1737 1946,1360">
          <text:p/>
        </draw:polyline>
        <draw:polyline draw:style-name="gr9" draw:text-style-name="P2" draw:layer="layout" svg:width="6.671cm" svg:height="6.67cm" svg:x="2.722cm" svg:y="4.18cm" svg:viewBox="0 0 6672 6671" draw:points="6568,6671 6507,6484 6423,6249 6112,5403 6038,5168 5982,4957 5948,4793 5922,4628 5908,4488 5903,4347 5905,4206 5917,4065 5935,3924 5966,3760 6006,3596 6066,3385 6144,3150 6263,2821 6491,2211 6561,2000 6608,1836 6640,1695 6659,1578 6670,1460 6672,1366 6667,1263 6656,1179 6636,1085 6608,991 6572,897 6526,801 6472,709 6408,615 6333,521 6246,428 6172,357 6080,281 5986,214 5892,158 5798,110 5705,72 5611,42 5517,20 5423,6 5329,0 5235,1 5118,10 4996,28 4860,58 4710,99 4531,156 4296,240 3428,560 3193,634 2982,689 2818,724 2653,750 2513,764 2372,769 2231,766 2090,755 1949,736 1785,705 1621,666 1410,605 1175,528 846,409 235,181 24,110 0,103">
          <text:p/>
        </draw:polyline>
        <draw:polyline draw:style-name="gr9" draw:text-style-name="P2" draw:layer="layout" svg:width="0.167cm" svg:height="2.755cm" svg:x="11.943cm" svg:y="7.126cm" svg:viewBox="0 0 168 2756" draw:points="168,2756 110,2457 63,2175 33,1941 13,1729 3,1542 0,1354 5,1166 16,978 38,767 71,532 123,227 168,0">
          <text:p/>
        </draw:polyline>
        <draw:polyline draw:style-name="gr9" draw:text-style-name="P2" draw:layer="layout" svg:width="1.277cm" svg:height="6.671cm" svg:x="10.833cm" svg:y="4.179cm" svg:viewBox="0 0 1278 6672" draw:points="1278,399 1224,311 1161,224 1094,147 1043,99 981,53 938,29 903,15 856,4 809,0 760,6 715,19 668,40 608,76 574,102 504,166 433,242 361,335 293,435 222,555 167,663 116,780 75,898 43,1015 19,1133 5,1250 0,1367 3,1485 15,1625 36,1766 67,1931 121,2165 240,2635 336,3034 400,3339 442,3573 471,3785 492,3996 502,4184 504,4371 498,4559 484,4747 459,4958 422,5193 372,5451 303,5756 204,6156 93,6602 77,6672">
          <text:p/>
        </draw:polyline>
        <draw:polyline draw:style-name="gr9" draw:text-style-name="P2" draw:layer="layout" svg:width="6.671cm" svg:height="1.277cm" svg:x="2.722cm" svg:y="1.463cm" svg:viewBox="0 0 6672 1278" draw:points="0,1202 259,1141 1151,922 1433,865 1644,830 1856,802 2067,783 2255,775 2442,775 2630,783 2818,800 3005,823 3217,857 3475,907 3780,976 4179,1075 4625,1186 4836,1230 5000,1257 5141,1272 5259,1278 5376,1276 5493,1266 5611,1246 5728,1218 5845,1180 5963,1133 6080,1077 6200,1010 6315,934 6409,864 6483,799 6551,728 6605,658 6633,611 6654,564 6667,517 6672,470 6669,422 6658,375 6638,328 6610,281 6573,233 6526,184 6456,122 6385,70 6291,10 6273,0">
          <text:p/>
        </draw:polyline>
        <draw:polyline draw:style-name="gr9" draw:text-style-name="P2" draw:layer="layout" svg:width="2.755cm" svg:height="0.167cm" svg:x="3.692cm" svg:y="1.463cm" svg:viewBox="0 0 2756 168" draw:points="2756,0 2458,57 2176,103 1942,135 1730,155 1543,165 1355,168 1167,163 979,151 768,130 533,96 227,44 0,0">
          <text:p/>
        </draw:polyline>
        <draw:polyline draw:style-name="gr9" draw:text-style-name="P2" draw:layer="layout" svg:width="1.277cm" svg:height="1.277cm" svg:x="10.833cm" svg:y="1.463cm" svg:viewBox="0 0 1278 1278" draw:points="279,0 199,77 142,140 89,211 47,281 17,352 6,398 0,445 1,493 10,549 20,587 50,658 90,728 138,799 214,892 303,986 386,1064 480,1141 565,1198 621,1228 691,1257 738,1270 785,1277 832,1278 879,1272 926,1260 973,1243 1044,1205 1121,1151 1184,1096 1255,1025 1278,999">
          <text:p/>
        </draw:polyline>
        <draw:polygon draw:style-name="gr9" draw:text-style-name="P2" draw:layer="layout" svg:width="4.322cm" svg:height="4.322cm" svg:x="2.908cm" svg:y="6.342cm" svg:viewBox="0 0 4323 4323" draw:points="2091,4322 1974,4311 1856,4291 1739,4262 1622,4224 1504,4176 1387,4121 1269,4056 1152,3983 1032,3899 913,3805 800,3707 683,3594 574,3477 477,3359 389,3242 307,3120 237,3000 180,2890 127,2773 84,2655 49,2538 23,2421 7,2303 0,2186 3,2069 16,1951 37,1834 69,1716 109,1599 158,1482 215,1365 284,1243 356,1130 448,1002 542,886 638,778 754,660 870,555 988,459 1105,373 1223,297 1340,229 1462,168 1575,118 1692,76 1809,43 1927,19 2044,5 2161,0 2279,5 2396,19 2513,43 2631,76 2752,120 2865,170 2983,229 3100,297 3225,379 3335,459 3452,555 3570,661 3688,780 3790,895 3883,1012 3969,1133 4042,1247 4110,1368 4166,1482 4215,1599 4255,1716 4286,1834 4308,1951 4321,2069 4323,2186 4317,2303 4300,2421 4275,2539 4240,2655 4196,2773 4144,2890 4083,3007 4013,3125 3935,3242 3847,3359 3749,3477 3641,3594 3518,3711 3405,3809 3288,3901 3171,3983 3041,4064 2936,4121 2809,4181 2701,4224 2584,4262 2466,4291 2349,4311 2232,4322 2114,4323">
          <text:p/>
        </draw:polygon>
        <draw:polyline draw:style-name="gr10" draw:text-style-name="P2" draw:layer="layout" svg:width="0.358cm" svg:height="0.357cm" svg:x="2.722cm" svg:y="10.493cm" svg:viewBox="0 0 359 358" draw:points="359,358 353,352 338,335 330,325 318,311 305,299 296,288 282,273 274,264 259,248 252,241 235,223 230,218 212,199 207,194 188,175 184,171 165,152 160,147 141,129 136,124 118,106 111,100 94,84 86,77 71,63 60,53 47,42 33,29 24,20 6,5 0,0">
          <text:p/>
        </draw:polyline>
        <draw:polyline draw:style-name="gr10" draw:text-style-name="P2" draw:layer="layout" svg:width="1.663cm" svg:height="0.648cm" svg:x="7.059cm" svg:y="10.202cm" svg:viewBox="0 0 1664 649" draw:points="1664,649 1653,626 1649,617 1642,602 1630,579 1626,570 1618,555 1605,532 1602,527 1592,509 1579,484 1578,484 1564,461 1555,446 1550,437 1535,414 1532,409 1519,390 1508,374 1503,367 1486,343 1485,342 1468,320 1461,311 1450,296 1438,281 1431,273 1414,254 1410,249 1391,227 1389,226 1368,203 1367,203 1344,180 1343,179 1321,158 1318,156 1297,138 1290,132 1274,119 1259,109 1250,102 1227,86 1225,85 1203,71 1186,62 1180,58 1156,47 1137,38 1133,36 1109,27 1086,19 1069,15 1062,13 1039,8 1015,4 992,1 968,0 945,0 922,1 898,3 875,6 851,10 832,15 828,16 804,22 781,29 757,38 756,38 734,47 710,57 700,62 687,68 663,79 652,85 640,92 616,105 610,109 593,119 572,132 570,133 546,149 536,156 523,165 502,179 499,181 476,198 470,203 452,216 439,226 429,234 408,249 404,253 381,272 379,273 357,291 351,296 334,311 324,320 310,332 298,343 287,353 272,367 263,374 247,390 240,396 222,414 216,419 198,437 193,442 174,461 170,465 151,484 146,489 128,509 123,514 105,532 99,539 83,555 76,564 62,579 52,590 41,602 29,616 20,626 5,644 0,649">
          <text:p/>
        </draw:polyline>
        <draw:polyline draw:style-name="gr10" draw:text-style-name="P2" draw:layer="layout" svg:width="0.714cm" svg:height="0.648cm" svg:x="11.28cm" svg:y="10.202cm" svg:viewBox="0 0 715 649" draw:points="715,649 714,644 709,626 703,602 697,579 691,555 690,554 684,532 677,509 670,484 667,473 663,461 655,437 648,414 643,401 640,390 631,367 623,343 620,336 614,320 604,296 596,277 595,273 584,249 574,226 573,223 563,203 551,179 550,176 538,156 526,134 525,132 510,109 503,97 493,85 478,66 474,62 455,41 451,38 431,22 418,15 408,9 384,1 361,0 337,4 314,14 313,15 290,30 282,38 267,51 258,62 243,78 238,85 221,109 220,110 206,132 196,146 191,156 178,179 173,188 166,203 154,226 150,234 142,249 132,273 126,285 111,320 103,340 101,343 92,367 83,390 79,400 74,414 66,437 58,461 56,466 50,484 42,509 34,532 32,538 27,555 20,579 13,602 9,617 6,626 0,649">
          <text:p/>
        </draw:polyline>
        <draw:polyline draw:style-name="gr10" draw:text-style-name="P2" draw:layer="layout" svg:width="0.649cm" svg:height="1.663cm" svg:x="2.722cm" svg:y="4.85cm" svg:viewBox="0 0 650 1664" draw:points="0,1664 6,1660 24,1644 33,1636 47,1624 60,1613 71,1603 86,1589 94,1581 111,1566 118,1559 136,1542 141,1537 160,1519 165,1514 184,1495 188,1491 208,1472 213,1467 231,1448 236,1443 253,1425 260,1418 275,1401 283,1393 297,1378 306,1367 318,1354 330,1341 338,1331 353,1313 358,1307 377,1285 378,1284 397,1261 400,1257 416,1237 424,1227 434,1214 447,1196 452,1190 469,1167 471,1164 485,1143 494,1130 501,1120 516,1096 518,1094 531,1073 541,1055 545,1049 558,1026 565,1013 570,1002 582,979 588,965 593,954 603,931 612,909 612,908 621,884 628,861 634,837 635,833 640,814 644,790 647,767 649,743 650,720 650,696 648,673 646,649 642,626 637,602 635,596 630,579 623,555 614,532 612,527 603,509 591,485 588,479 578,462 565,439 564,438 548,415 541,405 531,391 518,375 512,368 494,347 492,344 471,322 470,321 447,298 447,297 424,275 422,274 400,254 396,250 377,234 368,227 353,215 339,203 330,197 308,180 306,179 283,162 275,156 260,146 241,133 236,130 213,115 204,109 188,101 165,86 164,86 141,73 123,63 118,60 94,47 79,39 71,35 47,23 33,16 24,11 0,0">
          <text:p/>
        </draw:polyline>
        <draw:polyline draw:style-name="gr10" draw:text-style-name="P2" draw:layer="layout" svg:width="0.649cm" svg:height="0.714cm" svg:x="2.722cm" svg:y="1.579cm" svg:viewBox="0 0 650 715" draw:points="0,715 24,708 33,706 47,702 94,688 112,683 118,681 141,673 165,665 183,659 188,657 236,640 249,636 260,632 283,623 306,613 310,612 330,604 353,594 365,589 377,583 400,572 416,565 424,561 447,549 462,542 471,537 494,523 503,518 518,509 540,495 541,494 565,477 572,471 588,457 598,448 612,433 620,424 635,401 646,377 650,354 648,330 641,307 635,296 628,283 612,264 609,260 588,241 583,237 565,222 553,213 541,205 518,190 516,189 494,176 474,165 471,164 447,152 426,142 424,141 400,130 377,120 373,118 353,110 330,101 314,95 306,92 260,75 249,71 236,67 213,60 188,52 176,48 165,45 118,31 96,24 94,24 71,18 47,11 24,5 6,1 0,0">
          <text:p/>
        </draw:polyline>
        <draw:polygon draw:style-name="gr10" draw:text-style-name="P2" draw:layer="layout" svg:width="2.099cm" svg:height="2.098cm" svg:x="6.768cm" svg:y="4.706cm" svg:viewBox="0 0 2100 2099" draw:points="1142,2089 1213,2099 1283,2099 1353,2087 1424,2064 1494,2028 1565,1981 1635,1920 1705,1846 1777,1757 1846,1654 1909,1545 1955,1451 1995,1358 2037,1240 2069,1123 2086,1029 2097,935 2100,841 2094,747 2078,654 2057,575 2034,510 2002,441 1961,371 1909,300 1846,233 1790,183 1725,136 1659,98 1588,65 1518,40 1424,17 1330,4 1236,0 1142,5 1039,19 932,42 837,70 720,114 602,167 484,230 375,300 281,371 202,442 138,512 85,585 46,654 19,724 4,794 0,865 6,935 22,1006 47,1076 85,1157 133,1240 202,1340 273,1429 374,1545 489,1663 602,1768 720,1866 827,1944 907,1995 991,2038 1048,2062 1123,2085">
          <text:p/>
        </draw:polygon>
        <draw:polygon draw:style-name="gr10" draw:text-style-name="P2" draw:layer="layout" svg:width="0.878cm" svg:height="2.098cm" svg:x="11.193cm" svg:y="4.707cm" svg:viewBox="0 0 879 2099" draw:points="401,2084 424,2095 448,2099 471,2098 505,2084 518,2077 561,2037 580,2014 612,1965 661,1873 710,1756 757,1615 802,1450 837,1286 860,1145 874,1005 879,864 876,746 865,629 844,511 820,417 787,323 754,248 707,168 660,107 612,62 565,29 518,9 471,0 424,1 377,13 330,35 283,68 237,113 190,170 143,244 103,323 72,400 45,487 24,582 10,676 1,793 0,911 8,1028 26,1169 52,1310 87,1450 129,1591 179,1732 219,1826 265,1920 308,1990 354,2047 377,2069">
          <text:p/>
        </draw:polygon>
        <draw:polygon draw:style-name="gr10" draw:text-style-name="P2" draw:layer="layout" svg:width="2.098cm" svg:height="0.878cm" svg:x="6.768cm" svg:y="1.502cm" svg:viewBox="0 0 2099 879" draw:points="1166,877 1283,879 1400,871 1518,855 1612,833 1705,804 1799,765 1870,727 1940,679 1987,640 2034,590 2064,547 2086,500 2098,453 2099,406 2090,359 2069,313 2034,262 1987,215 1931,172 1870,135 1799,101 1705,66 1612,40 1518,21 1400,6 1283,0 1166,1 1025,11 874,31 720,60 553,101 390,152 273,197 176,242 97,289 41,336 15,373 9,383 1,406 0,430 4,453 15,477 38,509 62,533 110,571 188,618 296,670 414,717 554,765 720,810 861,841 1001,863 1119,875">
          <text:p/>
        </draw:polygon>
        <draw:polygon draw:style-name="gr10" draw:text-style-name="P2" draw:layer="layout" svg:width="0.878cm" svg:height="0.878cm" svg:x="11.193cm" svg:y="1.502cm" svg:viewBox="0 0 879 879" draw:points="424,878 448,879 471,879 518,873 565,860 612,841 670,806 707,778 754,731 801,670 831,618 852,571 872,500 878,453 879,406 871,346 863,313 846,266 821,219 777,157 747,125 691,78 654,54 607,31 565,16 518,5 471,0 424,1 374,8 330,19 283,37 237,60 176,101 123,148 82,195 49,246 25,294 11,336 2,385 0,430 4,477 14,524 31,571 54,618 96,679 143,734 190,776 237,810 283,837 330,857 377,871">
          <text:p/>
        </draw:polygon>
        <draw:line draw:style-name="gr11" draw:text-style-name="P2" draw:layer="layout" svg:x1="2.722cm" svg:y1="10.85cm" svg:x2="2.722cm" svg:y2="1.463cm">
          <text:p/>
        </draw:line>
        <draw:line draw:style-name="gr11" draw:text-style-name="P2" draw:layer="layout" svg:x1="12.11cm" svg:y1="10.85cm" svg:x2="12.11cm" svg:y2="1.463cm">
          <text:p/>
        </draw:line>
        <draw:line draw:style-name="gr11" draw:text-style-name="P2" draw:layer="layout" svg:x1="2.722cm" svg:y1="10.85cm" svg:x2="12.11cm" svg:y2="10.85cm">
          <text:p/>
        </draw:line>
        <draw:line draw:style-name="gr11" draw:text-style-name="P2" draw:layer="layout" svg:x1="2.722cm" svg:y1="1.463cm" svg:x2="12.11cm" svg:y2="1.463cm">
          <text:p/>
        </draw:line>
        <draw:polygon draw:style-name="gr12" draw:text-style-name="P1" draw:layer="layout" svg:width="0.341cm" svg:height="7.511cm" svg:x="12.74cm" svg:y="2.401cm" svg:viewBox="0 0 342 7512" draw:points="172,7512 0,7170 0,342 172,0 342,342 342,7170">
          <text:p/>
        </draw:polygon>
        <draw:line draw:style-name="gr3" draw:text-style-name="P2" draw:layer="layout" svg:x1="13.081cm" svg:y1="8.717cm" svg:x2="13.205cm" svg:y2="8.717cm">
          <text:p/>
        </draw:line>
        <draw:frame draw:style-name="gr5" draw:text-style-name="P5" draw:layer="layout" svg:width="0.561cm" svg:height="0.412cm" svg:x="1.915cm" svg:y="1.27cm">
          <draw:text-box>
            <text:p text:style-name="P4"><text:span text:style-name="T1">3.0</text:span></text:p>
          </draw:text-box>
        </draw:frame>
        <draw:polygon draw:style-name="gr4" draw:text-style-name="P3" draw:layer="layout" svg:width="0.221cm" svg:height="0.029cm" svg:x="13.366cm" svg:y="8.726cm" svg:viewBox="0 0 222 30" draw:points="0,0 222,0 222,30 0,30">
          <text:p/>
        </draw:polygon>
        <draw:line draw:style-name="gr3" draw:text-style-name="P2" draw:layer="layout" svg:x1="13.081cm" svg:y1="7.863cm" svg:x2="13.205cm" svg:y2="7.863cm">
          <text:p/>
        </draw:line>
        <draw:frame draw:style-name="gr5" draw:text-style-name="P5" draw:layer="layout" svg:width="0.561cm" svg:height="0.412cm" svg:x="13.625cm" svg:y="8.524cm">
          <draw:text-box>
            <text:p text:style-name="P4"><text:span text:style-name="T1">1.5</text:span></text:p>
          </draw:text-box>
        </draw:frame>
        <draw:polygon draw:style-name="gr4" draw:text-style-name="P3" draw:layer="layout" svg:width="0.221cm" svg:height="0.029cm" svg:x="13.366cm" svg:y="7.872cm" svg:viewBox="0 0 222 30" draw:points="0,0 222,0 222,30 0,30">
          <text:p/>
        </draw:polygon>
        <draw:line draw:style-name="gr3" draw:text-style-name="P2" draw:layer="layout" svg:x1="13.081cm" svg:y1="7.01cm" svg:x2="13.205cm" svg:y2="7.01cm">
          <text:p/>
        </draw:line>
        <draw:frame draw:style-name="gr5" draw:text-style-name="P5" draw:layer="layout" svg:width="0.561cm" svg:height="0.412cm" svg:x="13.625cm" svg:y="7.67cm">
          <draw:text-box>
            <text:p text:style-name="P4"><text:span text:style-name="T1">1.0</text:span></text:p>
          </draw:text-box>
        </draw:frame>
        <draw:polygon draw:style-name="gr4" draw:text-style-name="P3" draw:layer="layout" svg:width="0.221cm" svg:height="0.029cm" svg:x="13.366cm" svg:y="7.019cm" svg:viewBox="0 0 222 30" draw:points="0,0 222,0 222,30 0,30">
          <text:p/>
        </draw:polygon>
        <draw:line draw:style-name="gr3" draw:text-style-name="P2" draw:layer="layout" svg:x1="13.081cm" svg:y1="6.156cm" svg:x2="13.205cm" svg:y2="6.156cm">
          <text:p/>
        </draw:line>
        <draw:frame draw:style-name="gr5" draw:text-style-name="P5" draw:layer="layout" svg:width="0.561cm" svg:height="0.412cm" svg:x="13.625cm" svg:y="6.817cm">
          <draw:text-box>
            <text:p text:style-name="P4"><text:span text:style-name="T1">0.5</text:span></text:p>
          </draw:text-box>
        </draw:frame>
        <draw:line draw:style-name="gr3" draw:text-style-name="P2" draw:layer="layout" svg:x1="13.081cm" svg:y1="5.303cm" svg:x2="13.205cm" svg:y2="5.303cm">
          <text:p/>
        </draw:line>
        <draw:frame draw:style-name="gr5" draw:text-style-name="P5" draw:layer="layout" svg:width="0.561cm" svg:height="0.412cm" svg:x="13.329cm" svg:y="5.963cm">
          <draw:text-box>
            <text:p text:style-name="P4"><text:span text:style-name="T1">0.0</text:span></text:p>
          </draw:text-box>
        </draw:frame>
        <draw:line draw:style-name="gr3" draw:text-style-name="P2" draw:layer="layout" svg:x1="13.081cm" svg:y1="4.449cm" svg:x2="13.205cm" svg:y2="4.449cm">
          <text:p/>
        </draw:line>
        <draw:frame draw:style-name="gr5" draw:text-style-name="P5" draw:layer="layout" svg:width="0.561cm" svg:height="0.412cm" svg:x="13.329cm" svg:y="5.11cm">
          <draw:text-box>
            <text:p text:style-name="P4"><text:span text:style-name="T1">0.5</text:span></text:p>
          </draw:text-box>
        </draw:frame>
        <draw:line draw:style-name="gr3" draw:text-style-name="P2" draw:layer="layout" svg:x1="13.081cm" svg:y1="3.596cm" svg:x2="13.205cm" svg:y2="3.596cm">
          <text:p/>
        </draw:line>
        <draw:frame draw:style-name="gr5" draw:text-style-name="P5" draw:layer="layout" svg:width="0.561cm" svg:height="0.412cm" svg:x="13.329cm" svg:y="4.257cm">
          <draw:text-box>
            <text:p text:style-name="P4"><text:span text:style-name="T1">1.0</text:span></text:p>
          </draw:text-box>
        </draw:frame>
        <draw:frame draw:style-name="gr5" draw:text-style-name="P5" draw:layer="layout" svg:width="0.561cm" svg:height="0.412cm" svg:x="13.329cm" svg:y="3.403cm">
          <draw:text-box>
            <text:p text:style-name="P4"><text:span text:style-name="T1">1.5</text:span></text:p>
          </draw:text-box>
        </draw:frame>
        <draw:frame draw:style-name="gr13" draw:text-style-name="P5" draw:layer="layout" svg:width="0.352cm" svg:height="0.412cm" svg:x="4.051cm" svg:y="8.15cm">
          <draw:text-box>
            <text:p text:style-name="P4"><text:span text:style-name="T2">X</text:span></text:p>
          </draw:text-box>
        </draw:frame>
        <draw:path draw:style-name="gr4" draw:text-style-name="P3" draw:layer="layout" svg:width="0.296cm" svg:height="0.296cm" svg:x="4.485cm" svg:y="8.002cm" svg:viewBox="0 0 297 297" svg:d="M297 150c0 77-59 142-137 147-78 6-147-49-158-126-12-78 38-150 115-167 76-17 152 27 174 102z">
          <text:p/>
        </draw:path>
        <draw:path draw:style-name="gr4" draw:text-style-name="P3" draw:layer="layout" svg:width="0.296cm" svg:height="0.297cm" svg:x="9.751cm" svg:y="3.448cm" svg:viewBox="0 0 297 298" svg:d="M297 149c0 78-59 143-138 149-77 5-146-51-157-127-12-77 38-150 114-167 77-17 153 28 175 102z">
          <text:p/>
        </draw:path>
        <draw:path draw:style-name="gr4" draw:text-style-name="P3" draw:layer="layout" svg:width="0.297cm" svg:height="0.296cm" svg:x="7.953cm" svg:y="1.906cm" svg:viewBox="0 0 298 297" svg:d="M298 150c0 77-60 142-138 147-77 6-146-49-158-126-11-77 39-149 115-167 76-17 152 28 175 103z">
          <text:p/>
        </draw:path>
        <draw:path draw:style-name="gr4" draw:text-style-name="P3" draw:layer="layout" svg:width="0.296cm" svg:height="0.297cm" svg:x="11.411cm" svg:y="7.637cm" svg:viewBox="0 0 297 298" svg:d="M297 149c0 79-60 143-138 149-77 6-146-49-157-127-12-77 38-150 114-167 75-17 152 28 175 102z">
          <text:p/>
        </draw:path>
        <draw:path draw:style-name="gr4" draw:text-style-name="P3" draw:layer="layout" svg:width="0.296cm" svg:height="0.296cm" svg:x="9.867cm" svg:y="8.895cm" svg:viewBox="0 0 297 297" svg:d="M297 149c0 78-59 142-137 148-77 6-147-49-158-126-12-78 38-150 115-167 75-17 152 27 174 101z">
          <text:p/>
        </draw:path>
        <draw:path draw:style-name="gr4" draw:text-style-name="P3" draw:layer="layout" svg:width="0.297cm" svg:height="0.296cm" svg:x="8.072cm" svg:y="5.443cm" svg:viewBox="0 0 298 297" svg:d="M298 150c0 77-60 142-137 147-78 6-148-49-159-126-11-76 39-150 115-167s152 27 175 103z">
          <text:p/>
        </draw:path>
        <draw:path draw:style-name="gr4" draw:text-style-name="P3" draw:layer="layout" svg:width="0.297cm" svg:height="0.297cm" svg:x="3.448cm" svg:y="5.404cm" svg:viewBox="0 0 298 298" svg:d="M298 149c0 78-61 142-138 148-78 6-146-49-158-126-11-77 39-151 114-168 76-16 153 28 176 103z">
          <text:p/>
        </draw:path>
        <draw:path draw:style-name="gr4" draw:text-style-name="P3" draw:layer="layout" svg:width="0.297cm" svg:height="0.296cm" svg:x="7.795cm" svg:y="9.02cm" svg:viewBox="0 0 298 297" svg:d="M298 149c0 78-60 142-137 148-78 6-147-49-159-126-11-77 39-149 116-167 75-17 151 28 174 102z">
          <text:p/>
        </draw:path>
        <draw:path draw:style-name="gr4" draw:text-style-name="P3" draw:layer="layout" svg:width="0.296cm" svg:height="0.297cm" svg:x="3.685cm" svg:y="2.46cm" svg:viewBox="0 0 297 298" svg:d="M297 150c0 77-60 142-137 148-78 5-147-50-159-126-11-77 40-151 116-168 75-17 151 28 174 103z">
          <text:p/>
        </draw:path>
        <draw:frame draw:style-name="gr14" draw:text-style-name="P6" draw:layer="layout" svg:width="0.246cm" svg:height="0.289cm" svg:x="4.3cm" svg:y="8.248cm">
          <draw:text-box>
            <text:p text:style-name="P4"><text:span text:style-name="T3">1</text:span></text:p>
          </draw:text-box>
        </draw:frame>
        <draw:frame draw:style-name="gr13" draw:text-style-name="P5" draw:layer="layout" svg:width="0.352cm" svg:height="0.412cm" svg:x="10.092cm" svg:y="3.383cm">
          <draw:text-box>
            <text:p text:style-name="P4"><text:span text:style-name="T2">X</text:span></text:p>
          </draw:text-box>
        </draw:frame>
        <draw:frame draw:style-name="gr14" draw:text-style-name="P6" draw:layer="layout" svg:width="0.246cm" svg:height="0.289cm" svg:x="10.341cm" svg:y="3.481cm">
          <draw:text-box>
            <text:p text:style-name="P4"><text:span text:style-name="T3">5</text:span></text:p>
          </draw:text-box>
        </draw:frame>
        <draw:frame draw:style-name="gr13" draw:text-style-name="P5" draw:layer="layout" svg:width="0.352cm" svg:height="0.412cm" svg:x="8.215cm" svg:y="1.545cm">
          <draw:text-box>
            <text:p text:style-name="P4"><text:span text:style-name="T2">X</text:span></text:p>
          </draw:text-box>
        </draw:frame>
        <draw:frame draw:style-name="gr14" draw:text-style-name="P6" draw:layer="layout" svg:width="0.246cm" svg:height="0.289cm" svg:x="8.463cm" svg:y="1.644cm">
          <draw:text-box>
            <text:p text:style-name="P4"><text:span text:style-name="T3">9</text:span></text:p>
          </draw:text-box>
        </draw:frame>
        <draw:frame draw:style-name="gr13" draw:text-style-name="P5" draw:layer="layout" svg:width="0.352cm" svg:height="0.412cm" svg:x="6.736cm" svg:y="3.434cm">
          <draw:text-box>
            <text:p text:style-name="P4"><text:span text:style-name="T2">X</text:span></text:p>
          </draw:text-box>
        </draw:frame>
        <draw:frame draw:style-name="gr14" draw:text-style-name="P6" draw:layer="layout" svg:width="0.246cm" svg:height="0.289cm" svg:x="6.985cm" svg:y="3.532cm">
          <draw:text-box>
            <text:p text:style-name="P4"><text:span text:style-name="T3">7</text:span></text:p>
          </draw:text-box>
        </draw:frame>
        <draw:frame draw:style-name="gr13" draw:text-style-name="P5" draw:layer="layout" svg:width="0.352cm" svg:height="0.412cm" svg:x="3.255cm" svg:y="2.059cm">
          <draw:text-box>
            <text:p text:style-name="P4"><text:span text:style-name="T2">X</text:span></text:p>
          </draw:text-box>
        </draw:frame>
        <draw:frame draw:style-name="gr14" draw:text-style-name="P6" draw:layer="layout" svg:width="0.246cm" svg:height="0.289cm" svg:x="3.504cm" svg:y="2.157cm">
          <draw:text-box>
            <text:p text:style-name="P4"><text:span text:style-name="T3">4</text:span></text:p>
          </draw:text-box>
        </draw:frame>
        <draw:frame draw:style-name="gr13" draw:text-style-name="P5" draw:layer="layout" svg:width="0.352cm" svg:height="0.412cm" svg:x="3.986cm" svg:y="5.478cm">
          <draw:text-box>
            <text:p text:style-name="P4"><text:span text:style-name="T2">X</text:span></text:p>
          </draw:text-box>
        </draw:frame>
        <draw:frame draw:style-name="gr14" draw:text-style-name="P6" draw:layer="layout" svg:width="0.246cm" svg:height="0.289cm" svg:x="4.235cm" svg:y="5.576cm">
          <draw:text-box>
            <text:p text:style-name="P4"><text:span text:style-name="T3">3</text:span></text:p>
          </draw:text-box>
        </draw:frame>
        <draw:frame draw:style-name="gr13" draw:text-style-name="P5" draw:layer="layout" svg:width="0.352cm" svg:height="0.412cm" svg:x="7.424cm" svg:y="9.272cm">
          <draw:text-box>
            <text:p text:style-name="P4"><text:span text:style-name="T2">X</text:span></text:p>
          </draw:text-box>
        </draw:frame>
        <draw:frame draw:style-name="gr14" draw:text-style-name="P6" draw:layer="layout" svg:width="0.246cm" svg:height="0.289cm" svg:x="7.673cm" svg:y="9.37cm">
          <draw:text-box>
            <text:p text:style-name="P4"><text:span text:style-name="T3">2</text:span></text:p>
          </draw:text-box>
        </draw:frame>
        <draw:frame draw:style-name="gr13" draw:text-style-name="P5" draw:layer="layout" svg:width="0.352cm" svg:height="0.412cm" svg:x="9.46cm" svg:y="9.094cm">
          <draw:text-box>
            <text:p text:style-name="P4"><text:span text:style-name="T2">X</text:span></text:p>
          </draw:text-box>
        </draw:frame>
        <draw:frame draw:style-name="gr14" draw:text-style-name="P6" draw:layer="layout" svg:width="0.246cm" svg:height="0.289cm" svg:x="9.708cm" svg:y="9.192cm">
          <draw:text-box>
            <text:p text:style-name="P4"><text:span text:style-name="T3">8</text:span></text:p>
          </draw:text-box>
        </draw:frame>
        <draw:frame draw:style-name="gr13" draw:text-style-name="P5" draw:layer="layout" svg:width="0.352cm" svg:height="0.412cm" svg:x="11.416cm" svg:y="8.007cm">
          <draw:text-box>
            <text:p text:style-name="P4"><text:span text:style-name="T2">X</text:span></text:p>
          </draw:text-box>
        </draw:frame>
        <draw:frame draw:style-name="gr14" draw:text-style-name="P6" draw:layer="layout" svg:width="0.246cm" svg:height="0.289cm" svg:x="11.665cm" svg:y="8.105cm">
          <draw:text-box>
            <text:p text:style-name="P4"><text:span text:style-name="T3">6</text:span></text:p>
          </draw:text-box>
        </draw:frame>
        <draw:frame draw:style-name="gr13" draw:text-style-name="P5" draw:layer="layout" svg:width="0.352cm" svg:height="0.412cm" svg:x="7.495cm" svg:y="5.23cm">
          <draw:text-box>
            <text:p text:style-name="P4"><text:span text:style-name="T2">X</text:span></text:p>
          </draw:text-box>
        </draw:frame>
        <draw:path draw:style-name="gr15" draw:text-style-name="P2" draw:layer="layout" svg:width="3.077cm" svg:height="2.323cm" svg:x="4.781cm" svg:y="5.777cm" svg:viewBox="0 0 3078 2324" svg:d="M0 2324c3078-2324 3078-2324 3078-2324">
          <text:p/>
        </draw:path>
        <draw:path draw:style-name="gr16" draw:text-style-name="P7" draw:layer="layout" svg:width="0.354cm" svg:height="0.311cm" svg:x="7.56cm" svg:y="5.735cm" svg:viewBox="0 0 355 312" svg:d="M155 312l200-312-355 108c91 26 153 109 155 204z">
          <text:p/>
        </draw:path>
        <draw:path draw:style-name="gr17" draw:text-style-name="P2" draw:layer="layout" svg:width="0.354cm" svg:height="0.311cm" svg:x="7.56cm" svg:y="5.735cm" svg:viewBox="0 0 355 312" svg:d="M155 312l200-312-355 108c91 26 153 109 155 204z">
          <text:p/>
        </draw:path>
        <draw:path draw:style-name="gr15" draw:text-style-name="P2" draw:layer="layout" svg:width="2.926cm" svg:height="0.968cm" svg:x="4.777cm" svg:y="8.14cm" svg:viewBox="0 0 2927 969" svg:d="M0 0c2927 969 2927 969 2927 969">
          <text:p/>
        </draw:path>
        <draw:path draw:style-name="gr16" draw:text-style-name="P7" draw:layer="layout" svg:width="0.369cm" svg:height="0.242cm" svg:x="7.4cm" svg:y="8.9cm" svg:viewBox="0 0 370 243" svg:d="M0 243l370-12-290-231c29 89-4 188-80 243z">
          <text:p/>
        </draw:path>
        <draw:path draw:style-name="gr17" draw:text-style-name="P2" draw:layer="layout" svg:width="0.369cm" svg:height="0.242cm" svg:x="7.4cm" svg:y="8.9cm" svg:viewBox="0 0 370 243" svg:d="M0 243l370-12-290-231c29 89-4 188-80 243z">
          <text:p/>
        </draw:path>
        <draw:path draw:style-name="gr18" draw:text-style-name="P2" draw:layer="layout" svg:width="0.834cm" svg:height="2.172cm" svg:x="3.743cm" svg:y="5.853cm" svg:viewBox="0 0 835 2173" svg:d="M835 2173c-835-2173-835-2173-835-2173">
          <text:p/>
        </draw:path>
        <draw:path draw:style-name="gr16" draw:text-style-name="P7" draw:layer="layout" svg:width="0.275cm" svg:height="0.417cm" svg:x="3.716cm" svg:y="5.779cm" svg:viewBox="0 0 276 418" svg:d="M276 315l-276-315 5 418c57-88 166-130 271-103z">
          <text:p/>
        </draw:path>
        <draw:path draw:style-name="gr19" draw:text-style-name="P2" draw:layer="layout" svg:width="0.275cm" svg:height="0.417cm" svg:x="3.716cm" svg:y="5.779cm" svg:viewBox="0 0 276 418" svg:d="M276 315l-276-315 5 418c57-88 166-130 271-103z">
          <text:p/>
        </draw:path>
        <draw:path draw:style-name="gr15" draw:text-style-name="P2" draw:layer="layout" svg:width="1.729cm" svg:height="0.128cm" svg:x="8.259cm" svg:y="8.998cm" svg:viewBox="0 0 1730 129" svg:d="M1730 0c-1730 129-1730 129-1730 129">
          <text:p/>
        </draw:path>
        <draw:path draw:style-name="gr16" draw:text-style-name="P7" draw:layer="layout" svg:width="0.355cm" svg:height="0.254cm" svg:x="8.189cm" svg:y="8.978cm" svg:viewBox="0 0 356 255" svg:d="M337 0l-337 153 356 102c-61-71-68-174-19-255z">
          <text:p/>
        </draw:path>
        <draw:path draw:style-name="gr17" draw:text-style-name="P2" draw:layer="layout" svg:width="0.355cm" svg:height="0.254cm" svg:x="8.189cm" svg:y="8.978cm" svg:viewBox="0 0 356 255" svg:d="M337 0l-337 153 356 102c-61-71-68-174-19-255z">
          <text:p/>
        </draw:path>
        <draw:path draw:style-name="gr4" draw:text-style-name="P3" draw:layer="layout" svg:width="0.296cm" svg:height="0.296cm" svg:x="4.487cm" svg:y="8.035cm" svg:viewBox="0 0 297 297" svg:d="M297 150c0 77-60 142-137 147-78 6-147-49-158-126-12-77 38-150 115-167 75-17 151 27 174 102z">
          <text:p/>
        </draw:path>
        <draw:path draw:style-name="gr15" draw:text-style-name="P2" draw:layer="layout" svg:width="1.168cm" svg:height="0.986cm" svg:x="10.154cm" svg:y="8.015cm" svg:viewBox="0 0 1169 987" svg:d="M0 987c1169-987 1169-987 1169-987">
          <text:p/>
        </draw:path>
        <draw:path draw:style-name="gr16" draw:text-style-name="P7" draw:layer="layout" svg:width="0.347cm" svg:height="0.321cm" svg:x="11.028cm" svg:y="7.97cm" svg:viewBox="0 0 348 322" svg:d="M165 322l183-322-348 126c91 22 157 102 165 196z">
          <text:p/>
        </draw:path>
        <draw:path draw:style-name="gr17" draw:text-style-name="P2" draw:layer="layout" svg:width="0.348cm" svg:height="0.321cm" svg:x="11.028cm" svg:y="7.97cm" svg:viewBox="0 0 349 322" svg:d="M165 322l184-322-349 126c91 22 157 102 165 196z">
          <text:p/>
        </draw:path>
        <draw:path draw:style-name="gr15" draw:text-style-name="P2" draw:layer="layout" svg:width="1.569cm" svg:height="3.093cm" svg:x="8.402cm" svg:y="5.895cm" svg:viewBox="0 0 1570 3094" svg:d="M1570 3094c-1570-3094-1570-3094-1570-3094">
          <text:p/>
        </draw:path>
        <draw:path draw:style-name="gr16" draw:text-style-name="P7" draw:layer="layout" svg:width="0.271cm" svg:height="0.367cm" svg:x="8.37cm" svg:y="5.833cm" svg:viewBox="0 0 272 368" svg:d="M272 252l-272-252 44 368c42-84 135-130 228-116z">
          <text:p/>
        </draw:path>
        <draw:path draw:style-name="gr17" draw:text-style-name="P2" draw:layer="layout" svg:width="0.271cm" svg:height="0.367cm" svg:x="8.37cm" svg:y="5.833cm" svg:viewBox="0 0 272 368" svg:d="M272 252l-272-252 44 368c42-84 135-130 228-116z">
          <text:p/>
        </draw:path>
        <draw:path draw:style-name="gr4" draw:text-style-name="P3" draw:layer="layout" svg:width="0.296cm" svg:height="0.296cm" svg:x="9.867cm" svg:y="8.895cm" svg:viewBox="0 0 297 297" svg:d="M297 149c0 78-59 142-137 148-77 6-147-49-158-126-12-78 38-150 115-167 75-17 152 27 174 101z">
          <text:p/>
        </draw:path>
        <draw:path draw:style-name="gr20" draw:text-style-name="P2" draw:layer="layout" svg:width="1.429cm" svg:height="1.713cm" svg:x="8.415cm" svg:y="3.609cm" svg:viewBox="0 0 1430 1714" svg:d="M1430 0c-1430 1714-1430 1714-1430 1714">
          <text:p/>
        </draw:path>
        <draw:path draw:style-name="gr16" draw:text-style-name="P7" draw:layer="layout" svg:width="0.354cm" svg:height="0.384cm" svg:x="8.365cm" svg:y="4.997cm" svg:viewBox="0 0 355 385" svg:d="M137 0l-137 385 355-205c-104-6-192-79-218-180z">
          <text:p/>
        </draw:path>
        <draw:path draw:style-name="gr21" draw:text-style-name="P2" draw:layer="layout" svg:width="0.354cm" svg:height="0.384cm" svg:x="8.365cm" svg:y="4.997cm" svg:viewBox="0 0 355 385" svg:d="M137 0l-137 385 355-205c-104-6-192-79-218-180z">
          <text:p/>
        </draw:path>
        <draw:path draw:style-name="gr15" draw:text-style-name="P2" draw:layer="layout" svg:width="1.465cm" svg:height="1.275cm" svg:x="8.379cm" svg:y="2.334cm" svg:viewBox="0 0 1466 1276" svg:d="M1466 1276c-1466-1276-1466-1276-1466-1276">
          <text:p/>
        </draw:path>
        <draw:path draw:style-name="gr16" draw:text-style-name="P7" draw:layer="layout" svg:width="0.345cm" svg:height="0.324cm" svg:x="8.326cm" svg:y="2.288cm" svg:viewBox="0 0 346 325" svg:d="M346 131l-346-131 179 325c8-93 75-171 167-194z">
          <text:p/>
        </draw:path>
        <draw:path draw:style-name="gr17" draw:text-style-name="P2" draw:layer="layout" svg:width="0.346cm" svg:height="0.324cm" svg:x="8.326cm" svg:y="2.288cm" svg:viewBox="0 0 347 325" svg:d="M347 131l-347-131 179 325c8-93 75-171 168-194z">
          <text:p/>
        </draw:path>
        <draw:path draw:style-name="gr22" draw:text-style-name="P2" draw:layer="layout" svg:width="2.039cm" svg:height="0.097cm" svg:x="7.547cm" svg:y="3.514cm" svg:viewBox="0 0 2040 98" svg:d="M2040 98c-2040-98-2040-98-2040-98">
          <text:p/>
        </draw:path>
        <draw:path draw:style-name="gr16" draw:text-style-name="P7" draw:layer="layout" svg:width="0.312cm" svg:height="0.225cm" svg:x="7.485cm" svg:y="3.413cm" svg:viewBox="0 0 313 226" svg:d="M313 0l-313 99 303 127c-46-69-42-161 10-226z">
          <text:p/>
        </draw:path>
        <draw:path draw:style-name="gr23" draw:text-style-name="P2" draw:layer="layout" svg:width="0.312cm" svg:height="0.225cm" svg:x="7.485cm" svg:y="3.413cm" svg:viewBox="0 0 313 226" svg:d="M313 0l-313 99 303 127c-46-69-42-161 10-226z">
          <text:p/>
        </draw:path>
        <draw:path draw:style-name="gr4" draw:text-style-name="P3" draw:layer="layout" svg:width="0.296cm" svg:height="0.297cm" svg:x="9.751cm" svg:y="3.448cm" svg:viewBox="0 0 297 298" svg:d="M297 149c0 78-59 143-138 149-77 5-146-51-157-127-12-77 38-150 114-167 77-17 153 28 175 102z">
          <text:p/>
        </draw:path>
        <draw:path draw:style-name="gr24" draw:text-style-name="P2" draw:layer="layout" svg:width="0.576cm" svg:height="1.014cm" svg:x="7.357cm" svg:y="2.378cm" svg:viewBox="0 0 577 1015" svg:d="M0 1015c577-1015 577-1015 577-1015">
          <text:p/>
        </draw:path>
        <draw:path draw:style-name="gr16" draw:text-style-name="P7" draw:layer="layout" svg:width="0.217cm" svg:height="0.28cm" svg:x="7.743cm" svg:y="2.332cm" svg:viewBox="0 0 218 281" svg:d="M171 281l47-281-218 184c71-8 140 31 171 97z">
          <text:p/>
        </draw:path>
        <draw:path draw:style-name="gr25" draw:text-style-name="P2" draw:layer="layout" svg:width="0.217cm" svg:height="0.28cm" svg:x="7.743cm" svg:y="2.332cm" svg:viewBox="0 0 218 281" svg:d="M171 281l47-281-218 184c71-8 140 31 171 97z">
          <text:p/>
        </draw:path>
        <draw:path draw:style-name="gr4" draw:text-style-name="P3" draw:layer="layout" svg:width="0.297cm" svg:height="0.296cm" svg:x="7.185cm" svg:y="3.288cm" svg:viewBox="0 0 298 297" svg:d="M298 150c0 77-60 142-138 147-77 6-147-49-158-126s38-150 115-167c76-17 152 27 175 102z">
          <text:p/>
        </draw:path>
        <draw:path draw:style-name="gr26" draw:text-style-name="P2" draw:layer="layout" svg:width="0.16cm" svg:height="2.458cm" svg:x="3.611cm" svg:y="2.702cm" svg:viewBox="0 0 161 2459" svg:d="M161 0c-161 2459-161 2459-161 2459">
          <text:p/>
        </draw:path>
        <draw:path draw:style-name="gr16" draw:text-style-name="P7" draw:layer="layout" svg:width="0.325cm" svg:height="0.453cm" svg:x="3.471cm" svg:y="4.796cm" svg:viewBox="0 0 326 454" svg:d="M0 0l133 454 193-433c-102 64-233 55-326-21z">
          <text:p/>
        </draw:path>
        <draw:path draw:style-name="gr27" draw:text-style-name="P2" draw:layer="layout" svg:width="0.326cm" svg:height="0.453cm" svg:x="3.47cm" svg:y="4.796cm" svg:viewBox="0 0 327 454" svg:d="M0 0l134 454 193-433c-102 64-233 55-327-21z">
          <text:p/>
        </draw:path>
        <draw:path draw:style-name="gr28" draw:text-style-name="P2" draw:layer="layout" svg:width="3.76cm" svg:height="0.534cm" svg:x="3.978cm" svg:y="2.042cm" svg:viewBox="0 0 3761 535" svg:d="M0 535c3761-535 3761-535 3761-535">
          <text:p/>
        </draw:path>
        <draw:path draw:style-name="gr16" draw:text-style-name="P7" draw:layer="layout" svg:width="0.379cm" svg:height="0.265cm" svg:x="7.432cm" svg:y="1.951cm" svg:viewBox="0 0 380 266" svg:d="M38 266l342-183-380-83c69 71 84 178 38 266z">
          <text:p/>
        </draw:path>
        <draw:path draw:style-name="gr29" draw:text-style-name="P2" draw:layer="layout" svg:width="0.379cm" svg:height="0.265cm" svg:x="7.432cm" svg:y="1.951cm" svg:viewBox="0 0 380 266" svg:d="M38 266l342-183-380-83c69 71 84 178 38 266z">
          <text:p/>
        </draw:path>
        <draw:path draw:style-name="gr4" draw:text-style-name="P3" draw:layer="layout" svg:width="0.296cm" svg:height="0.297cm" svg:x="3.685cm" svg:y="2.46cm" svg:viewBox="0 0 297 298" svg:d="M297 150c0 77-60 142-137 148-78 5-147-50-159-126-11-77 40-151 116-168 75-17 151 28 174 103z">
          <text:p/>
        </draw:path>
        <draw:path draw:style-name="gr20" draw:text-style-name="P2" draw:layer="layout" svg:width="2.93cm" svg:height="2.021cm" svg:x="8.561cm" svg:y="5.747cm" svg:viewBox="0 0 2931 2022" svg:d="M2931 2022c-2931-2022-2931-2022-2931-2022">
          <text:p/>
        </draw:path>
        <draw:path draw:style-name="gr16" draw:text-style-name="P7" draw:layer="layout" svg:width="0.395cm" svg:height="0.334cm" svg:x="8.498cm" svg:y="5.702cm" svg:viewBox="0 0 396 335" svg:d="M396 102l-396-102 235 335c-3-103 62-197 161-233z">
          <text:p/>
        </draw:path>
        <draw:path draw:style-name="gr21" draw:text-style-name="P2" draw:layer="layout" svg:width="0.395cm" svg:height="0.334cm" svg:x="8.498cm" svg:y="5.702cm" svg:viewBox="0 0 396 335" svg:d="M396 102l-396-102 235 335c-3-103 62-197 161-233z">
          <text:p/>
        </draw:path>
        <draw:path draw:style-name="gr4" draw:text-style-name="P3" draw:layer="layout" svg:width="0.296cm" svg:height="0.297cm" svg:x="11.411cm" svg:y="7.637cm" svg:viewBox="0 0 297 298" svg:d="M297 149c0 79-60 143-138 149-77 6-146-49-157-127-12-77 38-150 114-167 75-17 152 28 175 102z">
          <text:p/>
        </draw:path>
        <draw:path draw:style-name="gr30" draw:text-style-name="P2" draw:layer="layout" svg:width="0.256cm" svg:height="3.153cm" svg:x="7.915cm" svg:y="5.857cm" svg:viewBox="0 0 257 3154" svg:d="M0 3154c257-3154 257-3154 257-3154">
          <text:p/>
        </draw:path>
        <draw:path draw:style-name="gr16" draw:text-style-name="P7" draw:layer="layout" svg:width="0.231cm" svg:height="0.324cm" svg:x="8.035cm" svg:y="5.794cm" svg:viewBox="0 0 232 325" svg:d="M232 325l-91-325-141 307c72-45 167-37 232 18z">
          <text:p/>
        </draw:path>
        <draw:path draw:style-name="gr31" draw:text-style-name="P2" draw:layer="layout" svg:width="0.231cm" svg:height="0.324cm" svg:x="8.035cm" svg:y="5.794cm" svg:viewBox="0 0 232 325" svg:d="M232 325l-91-325-141 307c72-45 167-37 232 18z">
          <text:p/>
        </draw:path>
        <draw:path draw:style-name="gr32" draw:text-style-name="P2" draw:layer="layout" svg:width="3.375cm" svg:height="1.192cm" svg:x="8.116cm" svg:y="7.768cm" svg:viewBox="0 0 3376 1193" svg:d="M3376 0c-3376 1193-3376 1193-3376 1193">
          <text:p/>
        </draw:path>
        <draw:path draw:style-name="gr16" draw:text-style-name="P7" draw:layer="layout" svg:width="0.373cm" svg:height="0.243cm" svg:x="8.049cm" svg:y="8.745cm" svg:viewBox="0 0 374 244" svg:d="M287 0l-287 239 374 5c-79-53-114-151-87-244z">
          <text:p/>
        </draw:path>
        <draw:path draw:style-name="gr29" draw:text-style-name="P2" draw:layer="layout" svg:width="0.373cm" svg:height="0.243cm" svg:x="8.049cm" svg:y="8.745cm" svg:viewBox="0 0 374 244" svg:d="M287 0l-287 239 374 5c-79-53-114-151-87-244z">
          <text:p/>
        </draw:path>
        <draw:path draw:style-name="gr4" draw:text-style-name="P3" draw:layer="layout" svg:width="0.296cm" svg:height="0.297cm" svg:x="11.411cm" svg:y="7.637cm" svg:viewBox="0 0 297 298" svg:d="M297 149c0 79-60 143-138 149-77 6-146-49-157-127-12-77 38-150 114-167 75-17 152 28 175 102z">
          <text:p/>
        </draw:path>
        <draw:path draw:style-name="gr28" draw:text-style-name="P2" draw:layer="layout" svg:width="0.747cm" svg:height="1.849cm" svg:x="7.315cm" svg:y="3.54cm" svg:viewBox="0 0 748 1850" svg:d="M0 0c748 1850 748 1850 748 1850">
          <text:p/>
        </draw:path>
        <draw:path draw:style-name="gr16" draw:text-style-name="P7" draw:layer="layout" svg:width="0.259cm" svg:height="0.385cm" svg:x="7.83cm" svg:y="5.072cm" svg:viewBox="0 0 260 386" svg:d="M0 100l260 286-12-386c-52 83-151 123-248 100z">
          <text:p/>
        </draw:path>
        <draw:path draw:style-name="gr29" draw:text-style-name="P2" draw:layer="layout" svg:width="0.259cm" svg:height="0.385cm" svg:x="7.83cm" svg:y="5.072cm" svg:viewBox="0 0 260 386" svg:d="M0 100l260 286-12-386c-52 83-151 123-248 100z">
          <text:p/>
        </draw:path>
        <draw:path draw:style-name="gr4" draw:text-style-name="P3" draw:layer="layout" svg:width="0.297cm" svg:height="0.296cm" svg:x="7.185cm" svg:y="3.288cm" svg:viewBox="0 0 298 297" svg:d="M298 150c0 77-60 142-138 147-77 6-147-49-158-126s38-150 115-167c76-17 152 27 175 102z">
          <text:p/>
        </draw:path>
        <draw:path draw:style-name="gr33" draw:text-style-name="P2" draw:layer="layout" svg:width="0.15cm" svg:height="3.066cm" svg:x="8.086cm" svg:y="2.172cm" svg:viewBox="0 0 151 3067" svg:d="M0 0c151 3067 151 3067 151 3067">
          <text:p/>
        </draw:path>
        <draw:path draw:style-name="gr16" draw:text-style-name="P7" draw:layer="layout" svg:width="0.243cm" svg:height="0.336cm" svg:x="8.101cm" svg:y="4.968cm" svg:viewBox="0 0 244 337" svg:d="M0 12l139 325 105-337c-69 56-167 61-244 12z">
          <text:p/>
        </draw:path>
        <draw:path draw:style-name="gr31" draw:text-style-name="P2" draw:layer="layout" svg:width="0.243cm" svg:height="0.336cm" svg:x="8.101cm" svg:y="4.968cm" svg:viewBox="0 0 244 337" svg:d="M0 12l139 325 105-337c-69 56-168 61-244 12z">
          <text:p/>
        </draw:path>
        <draw:path draw:style-name="gr4" draw:text-style-name="P3" draw:layer="layout" svg:width="0.297cm" svg:height="0.296cm" svg:x="7.953cm" svg:y="1.906cm" svg:viewBox="0 0 298 297" svg:d="M298 150c0 77-60 142-138 147-77 6-146-49-158-126-11-77 39-149 115-167 76-17 152 28 175 103z">
          <text:p/>
        </draw:path>
        <draw:frame draw:style-name="gr34" draw:text-style-name="P6" draw:layer="layout" svg:width="0.315cm" svg:height="0.289cm" svg:x="7.744cm" svg:y="5.328cm">
          <draw:text-box>
            <text:p text:style-name="P4"><text:span text:style-name="T3">10</text:span></text:p>
          </draw:text-box>
        </draw:frame>
        <draw:frame draw:style-name="gr2" draw:text-style-name="P2" draw:layer="layout" svg:width="0.339cm" svg:height="7.507cm" svg:x="12.742cm" svg:y="2.404cm">
          <draw:image xlink:href="Pictures/100000000000008600000B8C6325960D3335BAA3.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aakarmedium1" svg:font-family="aakarmedium"/>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aakarmedium" svg:font-family="aakar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6.255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09T09:04:04.634502751</dc:date>
    <meta:editing-duration>PT1M4S</meta:editing-duration>
    <meta:editing-cycles>2</meta:editing-cycles>
    <meta:generator>LibreOffice/5.1.6.2$Linux_X86_64 LibreOffice_project/10m0$Build-2</meta:generator>
    <meta:document-statistic meta:object-count="170"/>
  </office:meta>
</office:document-meta>
</file>